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perCaseFilter.endElement( QName element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perCaseFilter.toUpperCase( QName q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pperCaseFilter.emptyElement( QName element , XMLAttributes attributes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perCaseFilter.startElement( QName element , XMLAttributes attributes ,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